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margin-top="0in" fo:margin-bottom="0.0972in" style:contextual-spacing="false" fo:line-height="115%"/>
    </style:style>
    <style:style style:name="P2" style:family="paragraph" style:parent-style-name="Text_20_body">
      <style:text-properties officeooo:paragraph-rsid="001056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reate a clean, professional website footer for Results Smart that matches the dark, modern look of the rest of the site.</text:p>
      <text:p text:style-name="P1"/>
      <text:p text:style-name="Text_20_body">FOOTER LAYOUT:</text:p>
      <text:p text:style-name="Text_20_body">Use a clean multi-column layout with clear spacing and strong visual structure.</text:p>
      <text:p text:style-name="P1"/>
      <text:p text:style-name="Text_20_body">TOP SECTION (Main Footer Area):</text:p>
      <text:p text:style-name="Text_20_body">LEFT SIDE (Brand Area):</text:p>
      <text:p text:style-name="Text_20_body">• Place the Results Smart logo in the top-left of the footer<text:line-break/>• Directly under the logo, add:<text:line-break/>"Simple systems that get businesses more leads, calls, and customer conversations."</text:p>
      <text:p text:style-name="P1"/>
      <text:p text:style-name="Text_20_body">MIDDLE (Navigation Links):</text:p>
      <text:p text:style-name="Text_20_body">Add links to:</text:p>
      <text:p text:style-name="Text_20_body">• Home → /<text:line-break/>• How It Works → /how-it-works<text:line-break/>• Pricing → /pricing<text:line-break/>• Blog → /blog<text:line-break/>• Free Report → /online-visibility<text:line-break/>• Get Demo → /demo</text:p>
      <text:p text:style-name="P1"/>
      <text:p text:style-name="Text_20_body">RIGHT SIDE (Support &amp; Legal):</text:p>
      <text:p text:style-name="Text_20_body">Add links to:</text:p>
      <text:p text:style-name="Text_20_body">• Support → /support<text:line-break/>• Privacy Policy → /privacy-policy<text:line-break/>• Terms of Service → /terms-of-service</text:p>
      <text:p text:style-name="P1"/>
      <text:p text:style-name="Text_20_body">BOTTOM BAR (Full Width):</text:p>
      <text:p text:style-name="Text_20_body">• Add a thin divider line above this section<text:line-break/>• Include centered text:<text:line-break/>© 2026 Results Smart. All rights reserved.</text:p>
      <text:p text:style-name="P1"/>
      <text:p text:style-name="Text_20_body">STYLE INSTRUCTIONS:</text:p>
      <text:p text:style-name="Text_20_body">• Use a dark background consistent with the rest of the website<text:line-break/>• Keep the layout clean, modern, and professional<text:line-break/>• Ensure the logo is clearly visible but not oversized<text:line-break/><text:soft-page-break/>• Use clear spacing between columns<text:line-break/>• Make links easy to read and click<text:line-break/>• Do not overcrowd the footer<text:line-break/>• Keep everything aligned and visually balanced</text:p>
      <text:p text:style-name="Text_20_body"/>
      <text:p text:style-name="Text_20_body"/>
      <text:p text:style-name="Text_20_body"/>
      <text:p text:style-name="Text_20_body"/>
      <text:p text:style-name="Text_20_body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7T18:46:35.680918200</meta:creation-date>
    <dc:date>2026-04-01T19:13:13.848612900</dc:date>
    <meta:editing-duration>PT26M28S</meta:editing-duration>
    <meta:editing-cycles>4</meta:editing-cycles>
    <meta:generator>LibreOffice/26.2.1.2$Windows_X86_64 LibreOffice_project/620$Build-2</meta:generator>
    <meta:document-statistic meta:table-count="0" meta:image-count="0" meta:object-count="0" meta:page-count="2" meta:paragraph-count="17" meta:word-count="213" meta:character-count="1224" meta:non-whitespace-character-count="1026"/>
  </office:meta>
</office:document-meta>
</file>